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7cm"/>
    </style:style>
    <style:style style:name="gr7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5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75cm" svg:height="1.875cm" svg:x="18.879cm" svg:y="6.912cm">
          <text:p text:style-name="P1"><text:span text:style-name="T1">Highest Z</text:span></text:p>
          <text:p text:style-name="P1"><text:span text:style-name="T1">pos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7.802cm" svg:y1="7.824cm" svg:x2="18.879cm" svg:y2="7.85cm" draw:start-shape="id1" draw:start-glue-point="1" draw:end-shape="id2" draw:end-glue-point="5" svg:d="M17802 7824l1077 26" svg:viewBox="0 0 1078 27">
          <text:p/>
        </draw:connector>
        <draw:connector draw:style-name="gr2" draw:text-style-name="P3" draw:layer="layout" draw:type="line" svg:x1="20.754cm" svg:y1="7.85cm" svg:x2="22.7cm" svg:y2="10.241cm" draw:start-shape="id2" draw:start-glue-point="7" draw:end-shape="id3" draw:end-glue-point="3" svg:d="M20754 7850l1946 2391" svg:viewBox="0 0 1947 2392">
          <text:p/>
        </draw:connector>
        <draw:custom-shape draw:style-name="gr3" draw:text-style-name="P3" xml:id="id5" draw:id="id5" draw:layer="layout" svg:width="2.381cm" svg:height="1.283cm" svg:x="15.061cm" svg:y="4.7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3.102cm" svg:height="1.282cm" svg:x="14.7cm" svg:y="2.8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6.253cm" svg:y1="7.216cm" svg:x2="16.25cm" svg:y2="6.2cm" draw:end-shape="id4" draw:end-glue-point="2" svg:d="M16253 7216l-3-1016" svg:viewBox="0 0 4 1017">
          <text:p/>
        </draw:connector>
        <draw:connector draw:style-name="gr2" draw:text-style-name="P3" draw:layer="layout" draw:type="line" svg:x1="16.252cm" svg:y1="4.753cm" svg:x2="16.251cm" svg:y2="4.104cm" draw:start-shape="id5" draw:start-glue-point="4" draw:end-shape="id6" draw:end-glue-point="2" svg:d="M16252 4753l-1-649" svg:viewBox="0 0 2 650">
          <text:p/>
        </draw:connector>
        <draw:connector draw:style-name="gr2" draw:text-style-name="P3" draw:layer="layout" draw:type="line" svg:x1="16.263cm" svg:y1="9.425cm" svg:x2="16.251cm" svg:y2="8.465cm" draw:start-shape="id7" draw:start-glue-point="4" draw:end-shape="id1" draw:end-glue-point="2" svg:d="M16263 9425l-12-960" svg:viewBox="0 0 13 961">
          <text:p/>
        </draw:connector>
        <draw:custom-shape draw:style-name="gr4" draw:text-style-name="P4" xml:id="id8" draw:id="id8" draw:layer="layout" svg:width="3.102cm" svg:height="1.282cm" svg:x="14.7cm" svg:y="12.283cm">
          <text:p text:style-name="P1"><text:span text:style-name="T1">S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6.251cm" svg:y1="12.283cm" svg:x2="16.263cm" svg:y2="11.3cm" draw:start-shape="id8" draw:start-glue-point="0" draw:end-shape="id7" draw:end-glue-point="6" svg:d="M16251 12283l12-983" svg:viewBox="0 0 13 984">
          <text:p/>
        </draw:connector>
        <draw:custom-shape draw:style-name="gr3" draw:text-style-name="P3" xml:id="id9" draw:id="id9" draw:layer="layout" svg:width="2.381cm" svg:height="1.283cm" svg:x="11.861cm" svg:y="4.7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3.102cm" svg:height="1.282cm" svg:x="11.5cm" svg:y="2.822cm">
          <text:p text:style-name="P5"><text:span text:style-name="T2">External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3.052cm" svg:y1="4.753cm" svg:x2="13.051cm" svg:y2="4.104cm" draw:start-shape="id9" draw:start-glue-point="4" draw:end-shape="id10" draw:end-glue-point="2" svg:d="M13052 4753l-1-649" svg:viewBox="0 0 2 650">
          <text:p/>
        </draw:connector>
        <draw:custom-shape draw:style-name="gr3" draw:text-style-name="P3" xml:id="id11" draw:id="id11" draw:layer="layout" svg:width="2.381cm" svg:height="1.283cm" svg:x="18.261cm" svg:y="4.7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3.102cm" svg:height="1.282cm" svg:x="17.9cm" svg:y="2.8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9.452cm" svg:y1="4.753cm" svg:x2="19.451cm" svg:y2="4.104cm" draw:start-shape="id11" draw:start-glue-point="4" draw:end-shape="id12" draw:end-glue-point="2" svg:d="M19452 4753l-1-649" svg:viewBox="0 0 2 650">
          <text:p/>
        </draw:connector>
        <draw:custom-shape draw:style-name="gr5" draw:text-style-name="P6" xml:id="id4" draw:id="id4" draw:layer="layout" svg:width="9.9cm" svg:height="3.6cm" svg:x="11.3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875cm" svg:height="1.875cm" svg:x="15.325cm" svg:y="9.425cm">
          <text:p text:style-name="P1"><text:span text:style-name="T1">IsOverlap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13" draw:id="id13" draw:layer="layout" svg:width="1.875cm" svg:height="1.875cm" svg:x="18.78cm" svg:y="12.012cm">
          <text:p text:style-name="P1"><text:span text:style-name="T1">Highest Z</text:span></text:p>
          <text:p text:style-name="P1"><text:span text:style-name="T1">pos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7.802cm" svg:y1="12.924cm" svg:x2="18.78cm" svg:y2="12.95cm" draw:start-shape="id8" draw:start-glue-point="1" draw:end-shape="id13" draw:end-glue-point="5" svg:d="M17802 12924l978 26" svg:viewBox="0 0 979 27">
          <text:p/>
        </draw:connector>
        <draw:custom-shape draw:style-name="gr6" draw:text-style-name="P4" xml:id="id3" draw:id="id3" draw:layer="layout" svg:width="3.2cm" svg:height="1.282cm" svg:x="22.7cm" svg:y="9.6cm">
          <text:p text:style-name="P1"><text:span text:style-name="T1">Distance = 5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0.655cm" svg:y1="12.95cm" svg:x2="22.7cm" svg:y2="10.241cm" draw:start-shape="id13" draw:start-glue-point="7" draw:end-shape="id3" svg:d="M20655 12950l2045-2709" svg:viewBox="0 0 2046 2710">
          <text:p/>
        </draw:connector>
        <draw:custom-shape draw:style-name="gr3" draw:text-style-name="P3" xml:id="id14" draw:id="id14" draw:layer="layout" svg:width="2.381cm" svg:height="1.283cm" svg:x="7.461cm" svg:y="13.2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3.102cm" svg:height="1.282cm" svg:x="7.1cm" svg:y="11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652cm" svg:y1="13.253cm" svg:x2="8.651cm" svg:y2="12.604cm" draw:start-shape="id14" draw:start-glue-point="4" draw:end-shape="id15" draw:end-glue-point="2" svg:d="M8652 13253l-1-649" svg:viewBox="0 0 2 650">
          <text:p/>
        </draw:connector>
        <draw:custom-shape draw:style-name="gr3" draw:text-style-name="P3" xml:id="id16" draw:id="id16" draw:layer="layout" svg:width="2.381cm" svg:height="1.283cm" svg:x="4.261cm" svg:y="13.2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3.102cm" svg:height="1.282cm" svg:x="3.9cm" svg:y="11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52cm" svg:y1="13.253cm" svg:x2="5.451cm" svg:y2="12.604cm" draw:start-shape="id16" draw:start-glue-point="4" draw:end-shape="id17" draw:end-glue-point="2" svg:d="M5452 13253l-1-649" svg:viewBox="0 0 2 650">
          <text:p/>
        </draw:connector>
        <draw:custom-shape draw:style-name="gr3" draw:text-style-name="P3" xml:id="id18" draw:id="id18" draw:layer="layout" svg:width="2.381cm" svg:height="1.283cm" svg:x="10.661cm" svg:y="13.2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9" draw:id="id19" draw:layer="layout" svg:width="3.102cm" svg:height="1.282cm" svg:x="10.3cm" svg:y="11.3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852cm" svg:y1="13.253cm" svg:x2="11.851cm" svg:y2="12.604cm" draw:start-shape="id18" draw:start-glue-point="4" draw:end-shape="id19" draw:end-glue-point="2" svg:d="M11852 13253l-1-649" svg:viewBox="0 0 2 650">
          <text:p/>
        </draw:connector>
        <draw:custom-shape draw:style-name="gr5" draw:text-style-name="P6" xml:id="id20" draw:id="id20" draw:layer="layout" svg:width="9.9cm" svg:height="3.6cm" svg:x="3.7cm" svg:y="11.1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type="line" svg:x1="13.6cm" svg:y1="12.9cm" svg:x2="14.7cm" svg:y2="12.924cm" draw:start-shape="id20" draw:start-glue-point="1" draw:end-shape="id8" draw:end-glue-point="3" svg:d="M13600 12900l1100 24" svg:viewBox="0 0 1101 25">
          <text:p/>
        </draw:connector>
        <draw:custom-shape draw:style-name="gr7" draw:text-style-name="P4" xml:id="id1" draw:id="id1" draw:layer="layout" svg:width="3.102cm" svg:height="1.282cm" svg:x="14.7cm" svg:y="7.183cm">
          <text:p text:style-name="P1"><text:span text:style-name="T1">Pi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08T16:05:11.781000000</dc:date>
    <meta:editing-duration>PT33M51S</meta:editing-duration>
    <meta:editing-cycles>6</meta:editing-cycles>
    <meta:generator>LibreOffice/6.0.3.2$Windows_X86_64 LibreOffice_project/8f48d515416608e3a835360314dac7e47fd0b821</meta:generator>
    <meta:document-statistic meta:object-count="34"/>
  </office:meta>
</office:document-meta>
</file>